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9.97mm" svg:height="89.97mm" svg:x="85.91mm" svg:y="57.76mm">
            <draw:object draw:notify-on-update-of-ranges="Tabelle1.A15:Tabelle1.A21 Tabelle1.B15:Tabelle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count: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: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Em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Scaling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:</text:p>
          </table:table-cell>
          <table:table-cell table:style-name="Default" office:value-type="string" calcext:value-type="string">
            <text:p>1/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.421" calcext:value-type="float">
            <text:p>5,421</text:p>
          </table:table-cell>
          <table:table-cell office:value-type="float" office:value="9.052" calcext:value-type="float">
            <text:p>9,052</text:p>
          </table:table-cell>
          <table:table-cell office:value-type="float" office:value="3.782" calcext:value-type="float">
            <text:p>3,782</text:p>
          </table:table-cell>
          <table:table-cell office:value-type="float" office:value="5.879" calcext:value-type="float">
            <text:p>5,879</text:p>
          </table:table-cell>
          <table:table-cell office:value-type="float" office:value="5.617" calcext:value-type="float">
            <text:p>5,617</text:p>
          </table:table-cell>
          <table:table-cell office:value-type="float" office:value="4.688" calcext:value-type="float">
            <text:p>4,688</text:p>
          </table:table-cell>
          <table:table-cell office:value-type="float" office:value="4.343" calcext:value-type="float">
            <text:p>4,343</text:p>
          </table:table-cell>
          <table:table-cell office:value-type="float" office:value="3.165" calcext:value-type="float">
            <text:p>3,165</text:p>
          </table:table-cell>
          <table:table-cell office:value-type="float" office:value="0.0789" calcext:value-type="float">
            <text:p>0,0789</text:p>
          </table:table-cell>
          <table:table-cell office:value-type="float" office:value="0.0781" calcext:value-type="float">
            <text:p>0,0781</text:p>
          </table:table-cell>
          <table:table-cell office:value-type="float" office:value="0.0783" calcext:value-type="float">
            <text:p>0,0783</text:p>
          </table:table-cell>
          <table:table-cell table:style-name="Default" office:value-type="float" office:value="0.0771" calcext:value-type="float">
            <text:p>0,0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.889" calcext:value-type="float">
            <text:p>4,889</text:p>
          </table:table-cell>
          <table:table-cell office:value-type="float" office:value="4.329" calcext:value-type="float">
            <text:p>4,329</text:p>
          </table:table-cell>
          <table:table-cell office:value-type="float" office:value="3.941" calcext:value-type="float">
            <text:p>3,941</text:p>
          </table:table-cell>
          <table:table-cell office:value-type="float" office:value="5.054" calcext:value-type="float">
            <text:p>5,054</text:p>
          </table:table-cell>
          <table:table-cell office:value-type="float" office:value="3.227" calcext:value-type="float">
            <text:p>3,227</text:p>
          </table:table-cell>
          <table:table-cell office:value-type="float" office:value="3.462" calcext:value-type="float">
            <text:p>3,462</text:p>
          </table:table-cell>
          <table:table-cell office:value-type="float" office:value="3.377" calcext:value-type="float">
            <text:p>3,377</text:p>
          </table:table-cell>
          <table:table-cell office:value-type="float" office:value="3.56" calcext:value-type="float">
            <text:p>3,56</text:p>
          </table:table-cell>
          <table:table-cell office:value-type="float" office:value="0.0777" calcext:value-type="float">
            <text:p>0,0777</text:p>
          </table:table-cell>
          <table:table-cell office:value-type="float" office:value="0.0772" calcext:value-type="float">
            <text:p>0,0772</text:p>
          </table:table-cell>
          <table:table-cell office:value-type="float" office:value="0.0781" calcext:value-type="float">
            <text:p>0,0781</text:p>
          </table:table-cell>
          <table:table-cell table:style-name="Default" office:value-type="float" office:value="0.0711" calcext:value-type="float">
            <text:p>0,0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.645" calcext:value-type="float">
            <text:p>4,645</text:p>
          </table:table-cell>
          <table:table-cell office:value-type="float" office:value="4.015" calcext:value-type="float">
            <text:p>4,015</text:p>
          </table:table-cell>
          <table:table-cell office:value-type="float" office:value="5.009" calcext:value-type="float">
            <text:p>5,009</text:p>
          </table:table-cell>
          <table:table-cell office:value-type="float" office:value="5.453" calcext:value-type="float">
            <text:p>5,453</text:p>
          </table:table-cell>
          <table:table-cell office:value-type="float" office:value="4.222" calcext:value-type="float">
            <text:p>4,222</text:p>
          </table:table-cell>
          <table:table-cell office:value-type="float" office:value="4.072" calcext:value-type="float">
            <text:p>4,072</text:p>
          </table:table-cell>
          <table:table-cell office:value-type="float" office:value="3.007" calcext:value-type="float">
            <text:p>3,007</text:p>
          </table:table-cell>
          <table:table-cell office:value-type="float" office:value="2.525" calcext:value-type="float">
            <text:p>2,525</text:p>
          </table:table-cell>
          <table:table-cell office:value-type="float" office:value="0.0798" calcext:value-type="float">
            <text:p>0,0798</text:p>
          </table:table-cell>
          <table:table-cell office:value-type="float" office:value="0.08" calcext:value-type="float">
            <text:p>0,08</text:p>
          </table:table-cell>
          <table:table-cell office:value-type="float" office:value="0.0777" calcext:value-type="float">
            <text:p>0,0777</text:p>
          </table:table-cell>
          <table:table-cell table:style-name="Default" office:value-type="float" office:value="0.0747" calcext:value-type="float">
            <text:p>0,0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.276" calcext:value-type="float">
            <text:p>4,276</text:p>
          </table:table-cell>
          <table:table-cell office:value-type="float" office:value="3.718" calcext:value-type="float">
            <text:p>3,718</text:p>
          </table:table-cell>
          <table:table-cell office:value-type="float" office:value="5.129" calcext:value-type="float">
            <text:p>5,129</text:p>
          </table:table-cell>
          <table:table-cell office:value-type="float" office:value="3.493" calcext:value-type="float">
            <text:p>3,493</text:p>
          </table:table-cell>
          <table:table-cell office:value-type="float" office:value="4.403" calcext:value-type="float">
            <text:p>4,403</text:p>
          </table:table-cell>
          <table:table-cell office:value-type="float" office:value="3.315" calcext:value-type="float">
            <text:p>3,315</text:p>
          </table:table-cell>
          <table:table-cell office:value-type="float" office:value="2.351" calcext:value-type="float">
            <text:p>2,351</text:p>
          </table:table-cell>
          <table:table-cell office:value-type="float" office:value="0.0779" calcext:value-type="float">
            <text:p>0,0779</text:p>
          </table:table-cell>
          <table:table-cell office:value-type="float" office:value="0.0784" calcext:value-type="float">
            <text:p>0,0784</text:p>
          </table:table-cell>
          <table:table-cell office:value-type="float" office:value="0.0785" calcext:value-type="float">
            <text:p>0,0785</text:p>
          </table:table-cell>
          <table:table-cell office:value-type="float" office:value="0.0782" calcext:value-type="float">
            <text:p>0,0782</text:p>
          </table:table-cell>
          <table:table-cell table:style-name="Default" office:value-type="float" office:value="0.0756" calcext:value-type="float">
            <text:p>0,07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.087" calcext:value-type="float">
            <text:p>4,087</text:p>
          </table:table-cell>
          <table:table-cell office:value-type="float" office:value="1.975" calcext:value-type="float">
            <text:p>1,975</text:p>
          </table:table-cell>
          <table:table-cell office:value-type="float" office:value="5.253" calcext:value-type="float">
            <text:p>5,253</text:p>
          </table:table-cell>
          <table:table-cell office:value-type="float" office:value="4.035" calcext:value-type="float">
            <text:p>4,035</text:p>
          </table:table-cell>
          <table:table-cell office:value-type="float" office:value="4.298" calcext:value-type="float">
            <text:p>4,298</text:p>
          </table:table-cell>
          <table:table-cell office:value-type="float" office:value="3.793" calcext:value-type="float">
            <text:p>3,793</text:p>
          </table:table-cell>
          <table:table-cell office:value-type="float" office:value="2.734" calcext:value-type="float">
            <text:p>2,734</text:p>
          </table:table-cell>
          <table:table-cell office:value-type="float" office:value="0.0787" calcext:value-type="float">
            <text:p>0,0787</text:p>
          </table:table-cell>
          <table:table-cell office:value-type="float" office:value="0.0798" calcext:value-type="float">
            <text:p>0,0798</text:p>
          </table:table-cell>
          <table:table-cell office:value-type="float" office:value="0.0805" calcext:value-type="float">
            <text:p>0,0805</text:p>
          </table:table-cell>
          <table:table-cell office:value-type="float" office:value="0.0781" calcext:value-type="float">
            <text:p>0,0781</text:p>
          </table:table-cell>
          <table:table-cell table:style-name="Default" office:value-type="float" office:value="0.0759" calcext:value-type="float">
            <text:p>0,0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.281" calcext:value-type="float">
            <text:p>2,281</text:p>
          </table:table-cell>
          <table:table-cell office:value-type="float" office:value="1.333" calcext:value-type="float">
            <text:p>1,333</text:p>
          </table:table-cell>
          <table:table-cell office:value-type="float" office:value="4.677" calcext:value-type="float">
            <text:p>4,677</text:p>
          </table:table-cell>
          <table:table-cell office:value-type="float" office:value="3.547" calcext:value-type="float">
            <text:p>3,547</text:p>
          </table:table-cell>
          <table:table-cell office:value-type="float" office:value="2.872" calcext:value-type="float">
            <text:p>2,872</text:p>
          </table:table-cell>
          <table:table-cell office:value-type="float" office:value="3.693" calcext:value-type="float">
            <text:p>3,693</text:p>
          </table:table-cell>
          <table:table-cell office:value-type="float" office:value="3.267" calcext:value-type="float">
            <text:p>3,267</text:p>
          </table:table-cell>
          <table:table-cell office:value-type="float" office:value="0.0786" calcext:value-type="float">
            <text:p>0,0786</text:p>
          </table:table-cell>
          <table:table-cell office:value-type="float" office:value="0.0798" calcext:value-type="float">
            <text:p>0,0798</text:p>
          </table:table-cell>
          <table:table-cell office:value-type="float" office:value="0.0799" calcext:value-type="float">
            <text:p>0,0799</text:p>
          </table:table-cell>
          <table:table-cell office:value-type="float" office:value="0.0794" calcext:value-type="float">
            <text:p>0,0794</text:p>
          </table:table-cell>
          <table:table-cell table:style-name="Default" office:value-type="float" office:value="0.0764" calcext:value-type="float">
            <text:p>0,07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7241" calcext:value-type="float">
            <text:p>0,7241</text:p>
          </table:table-cell>
          <table:table-cell office:value-type="float" office:value="0.523" calcext:value-type="float">
            <text:p>0,523</text:p>
          </table:table-cell>
          <table:table-cell office:value-type="float" office:value="3.766" calcext:value-type="float">
            <text:p>3,766</text:p>
          </table:table-cell>
          <table:table-cell office:value-type="float" office:value="0.064" calcext:value-type="float">
            <text:p>0,064</text:p>
          </table:table-cell>
          <table:table-cell office:value-type="float" office:value="1.915" calcext:value-type="float">
            <text:p>1,915</text:p>
          </table:table-cell>
          <table:table-cell office:value-type="float" office:value="3.129" calcext:value-type="float">
            <text:p>3,129</text:p>
          </table:table-cell>
          <table:table-cell office:value-type="float" office:value="3.919" calcext:value-type="float">
            <text:p>3,919</text:p>
          </table:table-cell>
          <table:table-cell office:value-type="float" office:value="0.0854" calcext:value-type="float">
            <text:p>0,0854</text:p>
          </table:table-cell>
          <table:table-cell office:value-type="float" office:value="0.0793" calcext:value-type="float">
            <text:p>0,0793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0805" calcext:value-type="float">
            <text:p>0,0805</text:p>
          </table:table-cell>
          <table:table-cell table:style-name="Default" office:value-type="float" office:value="0.0783" calcext:value-type="float">
            <text:p>0,0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696" calcext:value-type="float">
            <text:p>0,0696</text:p>
          </table:table-cell>
          <table:table-cell office:value-type="float" office:value="0.0693" calcext:value-type="float">
            <text:p>0,0693</text:p>
          </table:table-cell>
          <table:table-cell office:value-type="float" office:value="4.77" calcext:value-type="float">
            <text:p>4,77</text:p>
          </table:table-cell>
          <table:table-cell office:value-type="float" office:value="5.216" calcext:value-type="float">
            <text:p>5,216</text:p>
          </table:table-cell>
          <table:table-cell office:value-type="float" office:value="2.267" calcext:value-type="float">
            <text:p>2,267</text:p>
          </table:table-cell>
          <table:table-cell office:value-type="float" office:value="4.178" calcext:value-type="float">
            <text:p>4,178</text:p>
          </table:table-cell>
          <table:table-cell office:value-type="float" office:value="4.953" calcext:value-type="float">
            <text:p>4,953</text:p>
          </table:table-cell>
          <table:table-cell office:value-type="float" office:value="0.0804" calcext:value-type="float">
            <text:p>0,0804</text:p>
          </table:table-cell>
          <table:table-cell office:value-type="float" office:value="0.0809" calcext:value-type="float">
            <text:p>0,0809</text:p>
          </table:table-cell>
          <table:table-cell office:value-type="float" office:value="0.08" calcext:value-type="float">
            <text:p>0,08</text:p>
          </table:table-cell>
          <table:table-cell office:value-type="float" office:value="0.0801" calcext:value-type="float">
            <text:p>0,0801</text:p>
          </table:table-cell>
          <table:table-cell table:style-name="Default" office:value-type="float" office:value="0.0797" calcext:value-type="float">
            <text:p>0,0797</text:p>
          </table:table-cell>
          <table:table-cell table:number-columns-repeated="5"/>
        </table:table-row>
        <table:table-row table:style-name="ro2" table:number-rows-repeated="2">
          <table:table-cell table:number-columns-repeated="12"/>
          <table:table-cell table:style-name="Default"/>
          <table:table-cell table:number-columns-repeated="5"/>
        </table:table-row>
        <table:table-row table:style-name="ro2">
          <table:table-cell table:number-columns-repeated="12"/>
          <table:table-cell table:style-name="Default" office:value-type="string" calcext:value-type="string">
            <text:p>Lib 80</text:p>
          </table:table-cell>
          <table:table-cell table:number-columns-repeated="2"/>
          <table:table-cell office:value-type="string" calcext:value-type="string">
            <text:p>2/µL</text:p>
          </table:table-cell>
          <table:table-cell office:value-type="string" calcext:value-type="string">
            <text:p>pro µ L</text:p>
          </table:table-cell>
          <table:table-cell office:value-type="string" calcext:value-type="string">
            <text:p>Für 150</text:p>
          </table:table-cell>
        </table:table-row>
        <table:table-row table:style-name="ro2">
          <table:table-cell office:value-type="float" office:value="9.052" calcext:value-type="float">
            <text:p>9,052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DNA_arc_B1</text:p>
          </table:table-cell>
          <table:table-cell office:value-type="string" calcext:value-type="string">
            <text:p>B008</text:p>
          </table:table-cell>
          <table:table-cell office:value-type="float" office:value="3.782" calcext:value-type="float">
            <text:p>3,782</text:p>
          </table:table-cell>
          <table:table-cell table:formula="of:=(11.5641*[.O15])-0.6011" office:value-type="float" office:value="43.1343262" calcext:value-type="float">
            <text:p>43,1343262</text:p>
          </table:table-cell>
          <table:table-cell table:formula="of:=[.P15]/2" office:value-type="float" office:value="21.5671631" calcext:value-type="float">
            <text:p>21,5671631</text:p>
          </table:table-cell>
          <table:table-cell table:formula="of:=150/[.Q15]" office:value-type="float" office:value="6.9550176490296" calcext:value-type="float">
            <text:p>6,9550176490296</text:p>
          </table:table-cell>
        </table:table-row>
        <table:table-row table:style-name="ro2">
          <table:table-cell office:value-type="float" office:value="4.015" calcext:value-type="float">
            <text:p>4,015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string" calcext:value-type="string">
            <text:p>DNA_arc_B2</text:p>
          </table:table-cell>
          <table:table-cell office:value-type="string" calcext:value-type="string">
            <text:p>B009</text:p>
          </table:table-cell>
          <table:table-cell office:value-type="float" office:value="3.941" calcext:value-type="float">
            <text:p>3,941</text:p>
          </table:table-cell>
          <table:table-cell table:formula="of:=(11.5641*[.O16])-0.6011" office:value-type="float" office:value="44.9730181" calcext:value-type="float">
            <text:p>44,9730181</text:p>
          </table:table-cell>
          <table:table-cell table:formula="of:=[.P16]/2" office:value-type="float" office:value="22.48650905" calcext:value-type="float">
            <text:p>22,48650905</text:p>
          </table:table-cell>
          <table:table-cell table:formula="of:=150/[.Q16]" office:value-type="float" office:value="6.67066638340646" calcext:value-type="float">
            <text:p>6,67066638340646</text:p>
          </table:table-cell>
        </table:table-row>
        <table:table-row table:style-name="ro2">
          <table:table-cell office:value-type="float" office:value="3.718" calcext:value-type="float">
            <text:p>3,718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DNA_arc_B3</text:p>
          </table:table-cell>
          <table:table-cell office:value-type="string" calcext:value-type="string">
            <text:p>B010</text:p>
          </table:table-cell>
          <table:table-cell office:value-type="float" office:value="5.009" calcext:value-type="float">
            <text:p>5,009</text:p>
          </table:table-cell>
          <table:table-cell table:formula="of:=(11.5641*[.O17])-0.6011" office:value-type="float" office:value="57.3234769" calcext:value-type="float">
            <text:p>57,3234769</text:p>
          </table:table-cell>
          <table:table-cell table:formula="of:=[.P17]/2" office:value-type="float" office:value="28.66173845" calcext:value-type="float">
            <text:p>28,66173845</text:p>
          </table:table-cell>
          <table:table-cell table:formula="of:=150/[.Q17]" office:value-type="float" office:value="5.23345784700649" calcext:value-type="float">
            <text:p>5,23345784700649</text:p>
          </table:table-cell>
        </table:table-row>
        <table:table-row table:style-name="ro2">
          <table:table-cell office:value-type="float" office:value="1.975" calcext:value-type="float">
            <text:p>1,975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string" calcext:value-type="string">
            <text:p>DNA_arc_LB01A</text:p>
          </table:table-cell>
          <table:table-cell office:value-type="string" calcext:value-type="string">
            <text:p>B150</text:p>
          </table:table-cell>
          <table:table-cell office:value-type="float" office:value="5.129" calcext:value-type="float">
            <text:p>5,129</text:p>
          </table:table-cell>
          <table:table-cell table:formula="of:=(11.5641*[.O18])-0.6011" office:value-type="float" office:value="58.7111689" calcext:value-type="float">
            <text:p>58,7111689</text:p>
          </table:table-cell>
          <table:table-cell table:formula="of:=[.P18]/2" office:value-type="float" office:value="29.35558445" calcext:value-type="float">
            <text:p>29,35558445</text:p>
          </table:table-cell>
          <table:table-cell table:formula="of:=150/[.Q18]" office:value-type="float" office:value="5.10976029979877" calcext:value-type="float">
            <text:p>5,10976029979877</text:p>
          </table:table-cell>
        </table:table-row>
        <table:table-row table:style-name="ro2">
          <table:table-cell office:value-type="float" office:value="1.333" calcext:value-type="float">
            <text:p>1,333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DNA_arc_LB01B</text:p>
          </table:table-cell>
          <table:table-cell office:value-type="string" calcext:value-type="string">
            <text:p>B155</text:p>
          </table:table-cell>
          <table:table-cell office:value-type="float" office:value="5.253" calcext:value-type="float">
            <text:p>5,253</text:p>
          </table:table-cell>
          <table:table-cell table:formula="of:=(11.5641*[.O19])-0.6011" office:value-type="float" office:value="60.1451173" calcext:value-type="float">
            <text:p>60,1451173</text:p>
          </table:table-cell>
          <table:table-cell table:formula="of:=[.P19]/2" office:value-type="float" office:value="30.07255865" calcext:value-type="float">
            <text:p>30,07255865</text:p>
          </table:table-cell>
          <table:table-cell table:formula="of:=150/[.Q19]" office:value-type="float" office:value="4.98793606974976" calcext:value-type="float">
            <text:p>4,98793606974976</text:p>
          </table:table-cell>
        </table:table-row>
        <table:table-row table:style-name="ro2">
          <table:table-cell office:value-type="float" office:value="0.523" calcext:value-type="float">
            <text:p>0,523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DNA_arc_LB01C</text:p>
          </table:table-cell>
          <table:table-cell office:value-type="string" calcext:value-type="string">
            <text:p>B162</text:p>
          </table:table-cell>
          <table:table-cell office:value-type="float" office:value="4.677" calcext:value-type="float">
            <text:p>4,677</text:p>
          </table:table-cell>
          <table:table-cell table:formula="of:=(11.5641*[.O20])-0.6011" office:value-type="float" office:value="53.4841957" calcext:value-type="float">
            <text:p>53,4841957</text:p>
          </table:table-cell>
          <table:table-cell table:formula="of:=[.P20]/2" office:value-type="float" office:value="26.74209785" calcext:value-type="float">
            <text:p>26,74209785</text:p>
          </table:table-cell>
          <table:table-cell table:formula="of:=150/[.Q20]" office:value-type="float" office:value="5.60913361552149" calcext:value-type="float">
            <text:p>5,60913361552149</text:p>
          </table:table-cell>
        </table:table-row>
        <table:table-row table:style-name="ro2">
          <table:table-cell office:value-type="float" office:value="0.0693" calcext:value-type="float">
            <text:p>0,069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NA_arc_LB05A</text:p>
          </table:table-cell>
          <table:table-cell office:value-type="string" calcext:value-type="string">
            <text:p>B164</text:p>
          </table:table-cell>
          <table:table-cell office:value-type="float" office:value="3.766" calcext:value-type="float">
            <text:p>3,766</text:p>
          </table:table-cell>
          <table:table-cell table:formula="of:=(11.5641*[.O21])-0.6011" office:value-type="float" office:value="42.9493006" calcext:value-type="float">
            <text:p>42,9493006</text:p>
          </table:table-cell>
          <table:table-cell table:formula="of:=[.P21]/2" office:value-type="float" office:value="21.4746503" calcext:value-type="float">
            <text:p>21,4746503</text:p>
          </table:table-cell>
          <table:table-cell table:formula="of:=150/[.Q21]" office:value-type="float" office:value="6.98497986716925" calcext:value-type="float">
            <text:p>6,98497986716925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arc_LB05B</text:p>
          </table:table-cell>
          <table:table-cell office:value-type="string" calcext:value-type="string">
            <text:p>B169</text:p>
          </table:table-cell>
          <table:table-cell office:value-type="float" office:value="4.77" calcext:value-type="float">
            <text:p>4,77</text:p>
          </table:table-cell>
          <table:table-cell table:formula="of:=(11.5641*[.O22])-0.6011" office:value-type="float" office:value="54.559657" calcext:value-type="float">
            <text:p>54,559657</text:p>
          </table:table-cell>
          <table:table-cell table:formula="of:=[.P22]/2" office:value-type="float" office:value="27.2798285" calcext:value-type="float">
            <text:p>27,2798285</text:p>
          </table:table-cell>
          <table:table-cell table:formula="of:=150/[.Q22]" office:value-type="float" office:value="5.49856829195242" calcext:value-type="float">
            <text:p>5,49856829195242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arc_LB05C</text:p>
          </table:table-cell>
          <table:table-cell office:value-type="string" calcext:value-type="string">
            <text:p>B171</text:p>
          </table:table-cell>
          <table:table-cell office:value-type="float" office:value="5.879" calcext:value-type="float">
            <text:p>5,879</text:p>
          </table:table-cell>
          <table:table-cell table:formula="of:=(11.5641*[.O23])-0.6011" office:value-type="float" office:value="67.3842439" calcext:value-type="float">
            <text:p>67,3842439</text:p>
          </table:table-cell>
          <table:table-cell table:formula="of:=[.P23]/2" office:value-type="float" office:value="33.69212195" calcext:value-type="float">
            <text:p>33,69212195</text:p>
          </table:table-cell>
          <table:table-cell table:formula="of:=150/[.Q23]" office:value-type="float" office:value="4.4520793383867" calcext:value-type="float">
            <text:p>4,4520793383867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arc_BHI01A</text:p>
          </table:table-cell>
          <table:table-cell office:value-type="string" calcext:value-type="string">
            <text:p>B172</text:p>
          </table:table-cell>
          <table:table-cell office:value-type="float" office:value="5.054" calcext:value-type="float">
            <text:p>5,054</text:p>
          </table:table-cell>
          <table:table-cell table:formula="of:=(11.5641*[.O24])-0.6011" office:value-type="float" office:value="57.8438614" calcext:value-type="float">
            <text:p>57,8438614</text:p>
          </table:table-cell>
          <table:table-cell table:formula="of:=[.P24]/2" office:value-type="float" office:value="28.9219307" calcext:value-type="float">
            <text:p>28,9219307</text:p>
          </table:table-cell>
          <table:table-cell table:formula="of:=150/[.Q24]" office:value-type="float" office:value="5.18637574911277" calcext:value-type="float">
            <text:p>5,18637574911277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arc_BHI01B</text:p>
          </table:table-cell>
          <table:table-cell office:value-type="string" calcext:value-type="string">
            <text:p>B173</text:p>
          </table:table-cell>
          <table:table-cell office:value-type="float" office:value="5.453" calcext:value-type="float">
            <text:p>5,453</text:p>
          </table:table-cell>
          <table:table-cell table:formula="of:=(11.5641*[.O25])-0.6011" office:value-type="float" office:value="62.4579373" calcext:value-type="float">
            <text:p>62,4579373</text:p>
          </table:table-cell>
          <table:table-cell table:formula="of:=[.P25]/2" office:value-type="float" office:value="31.22896865" calcext:value-type="float">
            <text:p>31,22896865</text:p>
          </table:table-cell>
          <table:table-cell table:formula="of:=150/[.Q25]" office:value-type="float" office:value="4.80323259090402" calcext:value-type="float">
            <text:p>4,80323259090402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arc_BHI01C</text:p>
          </table:table-cell>
          <table:table-cell office:value-type="string" calcext:value-type="string">
            <text:p>B176</text:p>
          </table:table-cell>
          <table:table-cell office:value-type="float" office:value="3.493" calcext:value-type="float">
            <text:p>3,493</text:p>
          </table:table-cell>
          <table:table-cell table:formula="of:=(11.5641*[.O26])-0.6011" office:value-type="float" office:value="39.7923013" calcext:value-type="float">
            <text:p>39,7923013</text:p>
          </table:table-cell>
          <table:table-cell table:formula="of:=[.P26]/2" office:value-type="float" office:value="19.89615065" calcext:value-type="float">
            <text:p>19,89615065</text:p>
          </table:table-cell>
          <table:table-cell table:formula="of:=150/[.Q26]" office:value-type="float" office:value="7.53914677460487" calcext:value-type="float">
            <text:p>7,53914677460487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arc_BHI05A</text:p>
          </table:table-cell>
          <table:table-cell office:value-type="string" calcext:value-type="string">
            <text:p>B177</text:p>
          </table:table-cell>
          <table:table-cell office:value-type="float" office:value="4.035" calcext:value-type="float">
            <text:p>4,035</text:p>
          </table:table-cell>
          <table:table-cell table:formula="of:=(11.5641*[.O27])-0.6011" office:value-type="float" office:value="46.0600435" calcext:value-type="float">
            <text:p>46,0600435</text:p>
          </table:table-cell>
          <table:table-cell table:formula="of:=[.P27]/2" office:value-type="float" office:value="23.03002175" calcext:value-type="float">
            <text:p>23,03002175</text:p>
          </table:table-cell>
          <table:table-cell table:formula="of:=150/[.Q27]" office:value-type="float" office:value="6.51323744407667" calcext:value-type="float">
            <text:p>6,51323744407667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arc_BHI05B</text:p>
          </table:table-cell>
          <table:table-cell office:value-type="string" calcext:value-type="string">
            <text:p>B180</text:p>
          </table:table-cell>
          <table:table-cell office:value-type="float" office:value="3.547" calcext:value-type="float">
            <text:p>3,547</text:p>
          </table:table-cell>
          <table:table-cell table:formula="of:=(11.5641*[.O28])-0.6011" office:value-type="float" office:value="40.4167627" calcext:value-type="float">
            <text:p>40,4167627</text:p>
          </table:table-cell>
          <table:table-cell table:formula="of:=[.P28]/2" office:value-type="float" office:value="20.20838135" calcext:value-type="float">
            <text:p>20,20838135</text:p>
          </table:table-cell>
          <table:table-cell table:formula="of:=150/[.Q28]" office:value-type="float" office:value="7.4226627755122" calcext:value-type="float">
            <text:p>7,4226627755122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arc_BHI05C</text:p>
          </table:table-cell>
          <table:table-cell office:value-type="string" calcext:value-type="string">
            <text:p>B184</text:p>
          </table:table-cell>
          <table:table-cell office:value-type="float" office:value="0.064" calcext:value-type="float">
            <text:p>0,064</text:p>
          </table:table-cell>
          <table:table-cell table:formula="of:=(11.5641*[.O29])-0.6011" office:value-type="float" office:value="0.1390024" calcext:value-type="float">
            <text:p>0,1390024</text:p>
          </table:table-cell>
          <table:table-cell table:formula="of:=[.P29]/2" office:value-type="float" office:value="0.0695012" calcext:value-type="float">
            <text:p>0,0695012</text:p>
          </table:table-cell>
          <table:table-cell table:formula="of:=150/[.Q29]" office:value-type="float" office:value="2158.23611678647" calcext:value-type="float">
            <text:p>2158,23611678647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arc_BHI05LB05</text:p>
          </table:table-cell>
          <table:table-cell office:value-type="string" calcext:value-type="string">
            <text:p>B185</text:p>
          </table:table-cell>
          <table:table-cell office:value-type="float" office:value="5.216" calcext:value-type="float">
            <text:p>5,216</text:p>
          </table:table-cell>
          <table:table-cell table:formula="of:=(11.5641*[.O30])-0.6011" office:value-type="float" office:value="59.7172456" calcext:value-type="float">
            <text:p>59,7172456</text:p>
          </table:table-cell>
          <table:table-cell table:formula="of:=[.P30]/2" office:value-type="float" office:value="29.8586228" calcext:value-type="float">
            <text:p>29,8586228</text:p>
          </table:table-cell>
          <table:table-cell table:formula="of:=150/[.Q30]" office:value-type="float" office:value="5.02367443417384" calcext:value-type="float">
            <text:p>5,02367443417384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arc_2C</text:p>
          </table:table-cell>
          <table:table-cell office:value-type="string" calcext:value-type="string">
            <text:p>B187</text:p>
          </table:table-cell>
          <table:table-cell office:value-type="float" office:value="5.617" calcext:value-type="float">
            <text:p>5,617</text:p>
          </table:table-cell>
          <table:table-cell table:formula="of:=(11.5641*[.O31])-0.6011" office:value-type="float" office:value="64.3544497" calcext:value-type="float">
            <text:p>64,3544497</text:p>
          </table:table-cell>
          <table:table-cell table:formula="of:=[.P31]/2" office:value-type="float" office:value="32.17722485" calcext:value-type="float">
            <text:p>32,17722485</text:p>
          </table:table-cell>
          <table:table-cell table:formula="of:=150/[.Q31]" office:value-type="float" office:value="4.66168231409801" calcext:value-type="float">
            <text:p>4,66168231409801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arc_2C_Gen4</text:p>
          </table:table-cell>
          <table:table-cell office:value-type="string" calcext:value-type="string">
            <text:p>B189</text:p>
          </table:table-cell>
          <table:table-cell office:value-type="float" office:value="3.227" calcext:value-type="float">
            <text:p>3,227</text:p>
          </table:table-cell>
          <table:table-cell table:formula="of:=(11.5641*[.O32])-0.6011" office:value-type="float" office:value="36.7162507" calcext:value-type="float">
            <text:p>36,7162507</text:p>
          </table:table-cell>
          <table:table-cell table:formula="of:=[.P32]/2" office:value-type="float" office:value="18.35812535" calcext:value-type="float">
            <text:p>18,35812535</text:p>
          </table:table-cell>
          <table:table-cell table:formula="of:=150/[.Q32]" office:value-type="float" office:value="8.1707689178623" calcext:value-type="float">
            <text:p>8,1707689178623</text:p>
          </table:table-cell>
        </table:table-row>
        <table:table-row table:style-name="ro2">
          <table:table-cell table:number-columns-repeated="17"/>
          <table:table-cell office:value-type="string" calcext:value-type="string">
            <text:p>Für 100 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bac_B1</text:p>
          </table:table-cell>
          <table:table-cell office:value-type="string" calcext:value-type="string">
            <text:p>B002</text:p>
          </table:table-cell>
          <table:table-cell office:value-type="float" office:value="4.222" calcext:value-type="float">
            <text:p>4,222</text:p>
          </table:table-cell>
          <table:table-cell table:formula="of:=(11.5641*[.O34])-0.6011" office:value-type="float" office:value="48.2225302" calcext:value-type="float">
            <text:p>48,2225302</text:p>
          </table:table-cell>
          <table:table-cell table:formula="of:=[.P34]/2" office:value-type="float" office:value="24.1112651" calcext:value-type="float">
            <text:p>24,1112651</text:p>
          </table:table-cell>
          <table:table-cell table:formula="of:=100/[.Q34]" office:value-type="float" office:value="4.14743894960535" calcext:value-type="float">
            <text:p>4,14743894960535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bac_B2</text:p>
          </table:table-cell>
          <table:table-cell office:value-type="string" calcext:value-type="string">
            <text:p>B003</text:p>
          </table:table-cell>
          <table:table-cell office:value-type="float" office:value="4.403" calcext:value-type="float">
            <text:p>4,403</text:p>
          </table:table-cell>
          <table:table-cell table:formula="of:=(11.5641*[.O35])-0.6011" office:value-type="float" office:value="50.3156323" calcext:value-type="float">
            <text:p>50,3156323</text:p>
          </table:table-cell>
          <table:table-cell table:formula="of:=[.P35]/2" office:value-type="float" office:value="25.15781615" calcext:value-type="float">
            <text:p>25,15781615</text:p>
          </table:table-cell>
          <table:table-cell table:formula="of:=100/[.Q35]" office:value-type="float" office:value="3.97490781408703" calcext:value-type="float">
            <text:p>3,97490781408703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bac_B3</text:p>
          </table:table-cell>
          <table:table-cell office:value-type="string" calcext:value-type="string">
            <text:p>B004</text:p>
          </table:table-cell>
          <table:table-cell office:value-type="float" office:value="4.298" calcext:value-type="float">
            <text:p>4,298</text:p>
          </table:table-cell>
          <table:table-cell table:formula="of:=(11.5641*[.O36])-0.6011" office:value-type="float" office:value="49.1014018" calcext:value-type="float">
            <text:p>49,1014018</text:p>
          </table:table-cell>
          <table:table-cell table:formula="of:=[.P36]/2" office:value-type="float" office:value="24.5507009" calcext:value-type="float">
            <text:p>24,5507009</text:p>
          </table:table-cell>
          <table:table-cell table:formula="of:=100/[.Q36]" office:value-type="float" office:value="4.07320346605665" calcext:value-type="float">
            <text:p>4,07320346605665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bac_LB01A</text:p>
          </table:table-cell>
          <table:table-cell office:value-type="string" calcext:value-type="string">
            <text:p>B015</text:p>
          </table:table-cell>
          <table:table-cell office:value-type="float" office:value="2.872" calcext:value-type="float">
            <text:p>2,872</text:p>
          </table:table-cell>
          <table:table-cell table:formula="of:=(11.5641*[.O37])-0.6011" office:value-type="float" office:value="32.6109952" calcext:value-type="float">
            <text:p>32,6109952</text:p>
          </table:table-cell>
          <table:table-cell table:formula="of:=[.P37]/2" office:value-type="float" office:value="16.3054976" calcext:value-type="float">
            <text:p>16,3054976</text:p>
          </table:table-cell>
          <table:table-cell table:formula="of:=100/[.Q37]" office:value-type="float" office:value="6.13290084443667" calcext:value-type="float">
            <text:p>6,13290084443667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bac_LB01B</text:p>
          </table:table-cell>
          <table:table-cell office:value-type="string" calcext:value-type="string">
            <text:p>B016</text:p>
          </table:table-cell>
          <table:table-cell office:value-type="float" office:value="1.915" calcext:value-type="float">
            <text:p>1,915</text:p>
          </table:table-cell>
          <table:table-cell table:formula="of:=(11.5641*[.O38])-0.6011" office:value-type="float" office:value="21.5441515" calcext:value-type="float">
            <text:p>21,5441515</text:p>
          </table:table-cell>
          <table:table-cell table:formula="of:=[.P38]/2" office:value-type="float" office:value="10.77207575" calcext:value-type="float">
            <text:p>10,77207575</text:p>
          </table:table-cell>
          <table:table-cell table:formula="of:=100/[.Q38]" office:value-type="float" office:value="9.28326186343426" calcext:value-type="float">
            <text:p>9,28326186343426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bac_LB01C</text:p>
          </table:table-cell>
          <table:table-cell office:value-type="string" calcext:value-type="string">
            <text:p>B019</text:p>
          </table:table-cell>
          <table:table-cell office:value-type="float" office:value="2.267" calcext:value-type="float">
            <text:p>2,267</text:p>
          </table:table-cell>
          <table:table-cell table:formula="of:=(11.5641*[.O39])-0.6011" office:value-type="float" office:value="25.6147147" calcext:value-type="float">
            <text:p>25,6147147</text:p>
          </table:table-cell>
          <table:table-cell table:formula="of:=[.P39]/2" office:value-type="float" office:value="12.80735735" calcext:value-type="float">
            <text:p>12,80735735</text:p>
          </table:table-cell>
          <table:table-cell table:formula="of:=100/[.Q39]" office:value-type="float" office:value="7.80801200959697" calcext:value-type="float">
            <text:p>7,80801200959697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bac_LB05A</text:p>
          </table:table-cell>
          <table:table-cell office:value-type="string" calcext:value-type="string">
            <text:p>B021</text:p>
          </table:table-cell>
          <table:table-cell office:value-type="float" office:value="4.688" calcext:value-type="float">
            <text:p>4,688</text:p>
          </table:table-cell>
          <table:table-cell table:formula="of:=(11.5641*[.O40])-0.6011" office:value-type="float" office:value="53.6114008" calcext:value-type="float">
            <text:p>53,6114008</text:p>
          </table:table-cell>
          <table:table-cell table:formula="of:=[.P40]/2" office:value-type="float" office:value="26.8057004" calcext:value-type="float">
            <text:p>26,8057004</text:p>
          </table:table-cell>
          <table:table-cell table:formula="of:=100/[.Q40]" office:value-type="float" office:value="3.73054979007376" calcext:value-type="float">
            <text:p>3,73054979007376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bac_LB05B</text:p>
          </table:table-cell>
          <table:table-cell office:value-type="string" calcext:value-type="string">
            <text:p>B024</text:p>
          </table:table-cell>
          <table:table-cell office:value-type="float" office:value="3.462" calcext:value-type="float">
            <text:p>3,462</text:p>
          </table:table-cell>
          <table:table-cell table:formula="of:=(11.5641*[.O41])-0.6011" office:value-type="float" office:value="39.4338142" calcext:value-type="float">
            <text:p>39,4338142</text:p>
          </table:table-cell>
          <table:table-cell table:formula="of:=[.P41]/2" office:value-type="float" office:value="19.7169071" calcext:value-type="float">
            <text:p>19,7169071</text:p>
          </table:table-cell>
          <table:table-cell table:formula="of:=100/[.Q41]" office:value-type="float" office:value="5.07178937816266" calcext:value-type="float">
            <text:p>5,07178937816266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bac_LB05C</text:p>
          </table:table-cell>
          <table:table-cell office:value-type="string" calcext:value-type="string">
            <text:p>B026</text:p>
          </table:table-cell>
          <table:table-cell office:value-type="float" office:value="4.072" calcext:value-type="float">
            <text:p>4,072</text:p>
          </table:table-cell>
          <table:table-cell table:formula="of:=(11.5641*[.O42])-0.6011" office:value-type="float" office:value="46.4879152" calcext:value-type="float">
            <text:p>46,4879152</text:p>
          </table:table-cell>
          <table:table-cell table:formula="of:=[.P42]/2" office:value-type="float" office:value="23.2439576" calcext:value-type="float">
            <text:p>23,2439576</text:p>
          </table:table-cell>
          <table:table-cell table:formula="of:=100/[.Q42]" office:value-type="float" office:value="4.30219335798479" calcext:value-type="float">
            <text:p>4,30219335798479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bac_BHI01A</text:p>
          </table:table-cell>
          <table:table-cell office:value-type="string" calcext:value-type="string">
            <text:p>B027</text:p>
          </table:table-cell>
          <table:table-cell office:value-type="float" office:value="3.315" calcext:value-type="float">
            <text:p>3,315</text:p>
          </table:table-cell>
          <table:table-cell table:formula="of:=(11.5641*[.O43])-0.6011" office:value-type="float" office:value="37.7338915" calcext:value-type="float">
            <text:p>37,7338915</text:p>
          </table:table-cell>
          <table:table-cell table:formula="of:=[.P43]/2" office:value-type="float" office:value="18.86694575" calcext:value-type="float">
            <text:p>18,86694575</text:p>
          </table:table-cell>
          <table:table-cell table:formula="of:=100/[.Q43]" office:value-type="float" office:value="5.30027495308826" calcext:value-type="float">
            <text:p>5,30027495308826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bac_BHI01B</text:p>
          </table:table-cell>
          <table:table-cell office:value-type="string" calcext:value-type="string">
            <text:p>B029</text:p>
          </table:table-cell>
          <table:table-cell office:value-type="float" office:value="3.793" calcext:value-type="float">
            <text:p>3,793</text:p>
          </table:table-cell>
          <table:table-cell table:formula="of:=(11.5641*[.O44])-0.6011" office:value-type="float" office:value="43.2615313" calcext:value-type="float">
            <text:p>43,2615313</text:p>
          </table:table-cell>
          <table:table-cell table:formula="of:=[.P44]/2" office:value-type="float" office:value="21.63076565" calcext:value-type="float">
            <text:p>21,63076565</text:p>
          </table:table-cell>
          <table:table-cell table:formula="of:=100/[.Q44]" office:value-type="float" office:value="4.62304486202965" calcext:value-type="float">
            <text:p>4,62304486202965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bac_BHI01C</text:p>
          </table:table-cell>
          <table:table-cell office:value-type="string" calcext:value-type="string">
            <text:p>B032</text:p>
          </table:table-cell>
          <table:table-cell office:value-type="float" office:value="3.693" calcext:value-type="float">
            <text:p>3,693</text:p>
          </table:table-cell>
          <table:table-cell table:formula="of:=(11.5641*[.O45])-0.6011" office:value-type="float" office:value="42.1051213" calcext:value-type="float">
            <text:p>42,1051213</text:p>
          </table:table-cell>
          <table:table-cell table:formula="of:=[.P45]/2" office:value-type="float" office:value="21.05256065" calcext:value-type="float">
            <text:p>21,05256065</text:p>
          </table:table-cell>
          <table:table-cell table:formula="of:=100/[.Q45]" office:value-type="float" office:value="4.75001600339767" calcext:value-type="float">
            <text:p>4,75001600339767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bac_BHI05A</text:p>
          </table:table-cell>
          <table:table-cell office:value-type="string" calcext:value-type="string">
            <text:p>B033</text:p>
          </table:table-cell>
          <table:table-cell office:value-type="float" office:value="3.129" calcext:value-type="float">
            <text:p>3,129</text:p>
          </table:table-cell>
          <table:table-cell table:formula="of:=(11.5641*[.O46])-0.6011" office:value-type="float" office:value="35.5829689" calcext:value-type="float">
            <text:p>35,5829689</text:p>
          </table:table-cell>
          <table:table-cell table:formula="of:=[.P46]/2" office:value-type="float" office:value="17.79148445" calcext:value-type="float">
            <text:p>17,79148445</text:p>
          </table:table-cell>
          <table:table-cell table:formula="of:=100/[.Q46]" office:value-type="float" office:value="5.62066646439949" calcext:value-type="float">
            <text:p>5,62066646439949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bac_BHI05B</text:p>
          </table:table-cell>
          <table:table-cell office:value-type="string" calcext:value-type="string">
            <text:p>B038</text:p>
          </table:table-cell>
          <table:table-cell office:value-type="float" office:value="4.178" calcext:value-type="float">
            <text:p>4,178</text:p>
          </table:table-cell>
          <table:table-cell table:formula="of:=(11.5641*[.O47])-0.6011" office:value-type="float" office:value="47.7137098" calcext:value-type="float">
            <text:p>47,7137098</text:p>
          </table:table-cell>
          <table:table-cell table:formula="of:=[.P47]/2" office:value-type="float" office:value="23.8568549" calcext:value-type="float">
            <text:p>23,8568549</text:p>
          </table:table-cell>
          <table:table-cell table:formula="of:=100/[.Q47]" office:value-type="float" office:value="4.1916673601431" calcext:value-type="float">
            <text:p>4,1916673601431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bac_BHI05C</text:p>
          </table:table-cell>
          <table:table-cell office:value-type="string" calcext:value-type="string">
            <text:p>B041</text:p>
          </table:table-cell>
          <table:table-cell office:value-type="float" office:value="4.343" calcext:value-type="float">
            <text:p>4,343</text:p>
          </table:table-cell>
          <table:table-cell table:formula="of:=(11.5641*[.O48])-0.6011" office:value-type="float" office:value="49.6217863" calcext:value-type="float">
            <text:p>49,6217863</text:p>
          </table:table-cell>
          <table:table-cell table:formula="of:=[.P48]/2" office:value-type="float" office:value="24.81089315" calcext:value-type="float">
            <text:p>24,81089315</text:p>
          </table:table-cell>
          <table:table-cell table:formula="of:=100/[.Q48]" office:value-type="float" office:value="4.03048771341793" calcext:value-type="float">
            <text:p>4,03048771341793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bac_BHI05LB05</text:p>
          </table:table-cell>
          <table:table-cell office:value-type="string" calcext:value-type="string">
            <text:p>B043</text:p>
          </table:table-cell>
          <table:table-cell office:value-type="float" office:value="3.377" calcext:value-type="float">
            <text:p>3,377</text:p>
          </table:table-cell>
          <table:table-cell table:formula="of:=(11.5641*[.O49])-0.6011" office:value-type="float" office:value="38.4508657" calcext:value-type="float">
            <text:p>38,4508657</text:p>
          </table:table-cell>
          <table:table-cell table:formula="of:=[.P49]/2" office:value-type="float" office:value="19.22543285" calcext:value-type="float">
            <text:p>19,22543285</text:p>
          </table:table-cell>
          <table:table-cell table:formula="of:=100/[.Q49]" office:value-type="float" office:value="5.20144335787998" calcext:value-type="float">
            <text:p>5,20144335787998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bac_2C</text:p>
          </table:table-cell>
          <table:table-cell office:value-type="string" calcext:value-type="string">
            <text:p>B045</text:p>
          </table:table-cell>
          <table:table-cell office:value-type="float" office:value="3.007" calcext:value-type="float">
            <text:p>3,007</text:p>
          </table:table-cell>
          <table:table-cell table:formula="of:=(11.5641*[.O50])-0.6011" office:value-type="float" office:value="34.1721487" calcext:value-type="float">
            <text:p>34,1721487</text:p>
          </table:table-cell>
          <table:table-cell table:formula="of:=[.P50]/2" office:value-type="float" office:value="17.08607435" calcext:value-type="float">
            <text:p>17,08607435</text:p>
          </table:table-cell>
          <table:table-cell table:formula="of:=100/[.Q50]" office:value-type="float" office:value="5.85271946917403" calcext:value-type="float">
            <text:p>5,85271946917403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DNA_bac_2C_Gen4</text:p>
          </table:table-cell>
          <table:table-cell office:value-type="string" calcext:value-type="string">
            <text:p>B061</text:p>
          </table:table-cell>
          <table:table-cell office:value-type="float" office:value="2.351" calcext:value-type="float">
            <text:p>2,351</text:p>
          </table:table-cell>
          <table:table-cell table:formula="of:=(11.5641*[.O51])-0.6011" office:value-type="float" office:value="26.5860991" calcext:value-type="float">
            <text:p>26,5860991</text:p>
          </table:table-cell>
          <table:table-cell table:formula="of:=[.P51]/2" office:value-type="float" office:value="13.29304955" calcext:value-type="float">
            <text:p>13,29304955</text:p>
          </table:table-cell>
          <table:table-cell table:formula="of:=100/[.Q51]" office:value-type="float" office:value="7.52272829675866" calcext:value-type="float">
            <text:p>7,52272829675866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RNA_LB05A</text:p>
          </table:table-cell>
          <table:table-cell office:value-type="string" calcext:value-type="string">
            <text:p>B071</text:p>
          </table:table-cell>
          <table:table-cell office:value-type="float" office:value="2.734" calcext:value-type="float">
            <text:p>2,734</text:p>
          </table:table-cell>
          <table:table-cell table:formula="of:=(11.5641*[.O52])-0.6011" office:value-type="float" office:value="31.0151494" calcext:value-type="float">
            <text:p>31,0151494</text:p>
          </table:table-cell>
          <table:table-cell table:formula="of:=[.P52]/2" office:value-type="float" office:value="15.5075747" calcext:value-type="float">
            <text:p>15,5075747</text:p>
          </table:table-cell>
          <table:table-cell table:formula="of:=100/[.Q52]" office:value-type="float" office:value="6.44846160244516" calcext:value-type="float">
            <text:p>6,44846160244516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RNA_LB05B</text:p>
          </table:table-cell>
          <table:table-cell office:value-type="string" calcext:value-type="string">
            <text:p>B073</text:p>
          </table:table-cell>
          <table:table-cell office:value-type="float" office:value="3.267" calcext:value-type="float">
            <text:p>3,267</text:p>
          </table:table-cell>
          <table:table-cell table:formula="of:=(11.5641*[.O53])-0.6011" office:value-type="float" office:value="37.1788147" calcext:value-type="float">
            <text:p>37,1788147</text:p>
          </table:table-cell>
          <table:table-cell table:formula="of:=[.P53]/2" office:value-type="float" office:value="18.58940735" calcext:value-type="float">
            <text:p>18,58940735</text:p>
          </table:table-cell>
          <table:table-cell table:formula="of:=100/[.Q53]" office:value-type="float" office:value="5.37940764421411" calcext:value-type="float">
            <text:p>5,37940764421411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RNA_LB05C</text:p>
          </table:table-cell>
          <table:table-cell office:value-type="string" calcext:value-type="string">
            <text:p>B074</text:p>
          </table:table-cell>
          <table:table-cell office:value-type="float" office:value="3.919" calcext:value-type="float">
            <text:p>3,919</text:p>
          </table:table-cell>
          <table:table-cell table:formula="of:=(11.5641*[.O54])-0.6011" office:value-type="float" office:value="44.7186079" calcext:value-type="float">
            <text:p>44,7186079</text:p>
          </table:table-cell>
          <table:table-cell table:formula="of:=[.P54]/2" office:value-type="float" office:value="22.35930395" calcext:value-type="float">
            <text:p>22,35930395</text:p>
          </table:table-cell>
          <table:table-cell table:formula="of:=100/[.Q54]" office:value-type="float" office:value="4.47241113693076" calcext:value-type="float">
            <text:p>4,47241113693076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RNA_BHI05A</text:p>
          </table:table-cell>
          <table:table-cell office:value-type="string" calcext:value-type="string">
            <text:p>B075</text:p>
          </table:table-cell>
          <table:table-cell office:value-type="float" office:value="4.953" calcext:value-type="float">
            <text:p>4,953</text:p>
          </table:table-cell>
          <table:table-cell table:formula="of:=(11.5641*[.O55])-0.6011" office:value-type="float" office:value="56.6758873" calcext:value-type="float">
            <text:p>56,6758873</text:p>
          </table:table-cell>
          <table:table-cell table:formula="of:=[.P55]/2" office:value-type="float" office:value="28.33794365" calcext:value-type="float">
            <text:p>28,33794365</text:p>
          </table:table-cell>
          <table:table-cell table:formula="of:=100/[.Q55]" office:value-type="float" office:value="3.52883756263662" calcext:value-type="float">
            <text:p>3,52883756263662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RNA_BHI05B</text:p>
          </table:table-cell>
          <table:table-cell office:value-type="string" calcext:value-type="string">
            <text:p>B102</text:p>
          </table:table-cell>
          <table:table-cell office:value-type="float" office:value="3.165" calcext:value-type="float">
            <text:p>3,165</text:p>
          </table:table-cell>
          <table:table-cell table:formula="of:=(11.5641*[.O56])-0.6011" office:value-type="float" office:value="35.9992765" calcext:value-type="float">
            <text:p>35,9992765</text:p>
          </table:table-cell>
          <table:table-cell table:formula="of:=[.P56]/2" office:value-type="float" office:value="17.99963825" calcext:value-type="float">
            <text:p>17,99963825</text:p>
          </table:table-cell>
          <table:table-cell table:formula="of:=100/[.Q56]" office:value-type="float" office:value="5.55566720903405" calcext:value-type="float">
            <text:p>5,55566720903405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RNA_BHI05C</text:p>
          </table:table-cell>
          <table:table-cell office:value-type="string" calcext:value-type="string">
            <text:p>B011</text:p>
          </table:table-cell>
          <table:table-cell office:value-type="float" office:value="3.56" calcext:value-type="float">
            <text:p>3,56</text:p>
          </table:table-cell>
          <table:table-cell table:formula="of:=(11.5641*[.O57])-0.6011" office:value-type="float" office:value="40.567096" calcext:value-type="float">
            <text:p>40,567096</text:p>
          </table:table-cell>
          <table:table-cell table:formula="of:=[.P57]/2" office:value-type="float" office:value="20.283548" calcext:value-type="float">
            <text:p>20,283548</text:p>
          </table:table-cell>
          <table:table-cell table:formula="of:=100/[.Q57]" office:value-type="float" office:value="4.93010394433952" calcext:value-type="float">
            <text:p>4,93010394433952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RNA_BHI05LB05</text:p>
          </table:table-cell>
          <table:table-cell office:value-type="string" calcext:value-type="string">
            <text:p>B013</text:p>
          </table:table-cell>
          <table:table-cell office:value-type="float" office:value="2.525" calcext:value-type="float">
            <text:p>2,525</text:p>
          </table:table-cell>
          <table:table-cell table:formula="of:=(11.5641*[.O58])-0.6011" office:value-type="float" office:value="28.5982525" calcext:value-type="float">
            <text:p>28,5982525</text:p>
          </table:table-cell>
          <table:table-cell table:formula="of:=[.P58]/2" office:value-type="float" office:value="14.29912625" calcext:value-type="float">
            <text:p>14,29912625</text:p>
          </table:table-cell>
          <table:table-cell table:formula="of:=100/[.Q58]" office:value-type="float" office:value="6.99343430162385" calcext:value-type="float">
            <text:p>6,993434301623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4" loext:min-decimal-places="4"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.00.0000</text:date>, <text:time style:data-style-name="N2" text:time-value="22:20:29.48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7T12:31:56.102000000</meta:creation-date>
    <dc:date>2023-08-19T22:21:47.540000000</dc:date>
    <meta:editing-duration>PT52M9S</meta:editing-duration>
    <meta:editing-cycles>4</meta:editing-cycles>
    <meta:generator>LibreOffice/6.1.3.2$Windows_X86_64 LibreOffice_project/86daf60bf00efa86ad547e59e09d6bb77c699acb</meta:generator>
    <meta:document-statistic meta:table-count="1" meta:cell-count="4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09"/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title svg:x="5.204cm" svg:y="0.315cm" chart:style-name="ch2">
          <text:p>Std Pico Sequencing Mixed</text:p>
        </chart:title>
        <chart:plot-area chart:style-name="ch3" table:cell-range-address="Tabelle1.A15:Tabelle1.B21" svg:x="1.33cm" svg:y="1.273cm" svg:width="14.349cm" svg:height="6.565cm">
          <chartooo:coordinate-region svg:x="1.951cm" svg:y="1.472cm" svg:width="13.355cm" svg:height="5.719cm"/>
          <chart:axis chart:dimension="x" chart:name="primary-x" chart:style-name="ch4">
            <chart:title svg:x="8.367cm" svg:y="8.017cm" chart:style-name="ch5">
              <text:p>x</text:p>
            </chart:title>
          </chart:axis>
          <chart:axis chart:dimension="y" chart:name="primary-y" chart:style-name="ch4">
            <chart:title svg:x="0.451cm" svg:y="4.692cm" chart:style-name="ch6">
              <text:p>y</text:p>
            </chart:title>
            <chart:grid chart:style-name="ch7" chart:class="major"/>
          </chart:axis>
          <chart:series chart:style-name="ch8" chart:values-cell-range-address="Tabelle1.B15:Tabelle1.B21" chart:class="chart:scatter">
            <chart:domain table:cell-range-address="Tabelle1.A15:Tabelle1.A21"/>
            <chart:regression-curve chart:style-name="ch9">
              <chart:equation chart:display-equation="true" chart:display-r-square="true" svg:x="2.035cm" svg:y="1.889cm" chart:style-name="ch10"/>
            </chart:regression-curve>
            <chart:data-point/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052">
                <text:p>9.052</text:p>
                <draw:g>
                  <svg:desc>Tabelle1.A15:Tabelle1.A21</svg:desc>
                </draw:g>
              </table:table-cell>
              <table:table-cell office:value-type="float" office:value="100">
                <text:p>100</text:p>
                <draw:g>
                  <svg:desc>Tabelle1.B15:Tabelle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15">
                <text:p>4.0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18">
                <text:p>3.7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75">
                <text:p>1.9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33">
                <text:p>1.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3">
                <text:p>0.5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93">
                <text:p>0.06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